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023cm" svg:height="9.004cm" svg:x="23.841cm" svg:y="5.073cm">
            <draw:object draw:notify-on-update-of-ranges="Results.A2:Results.A65 Results.B2:Results.B65 Results.D2:Results.D65 Results.F2:Results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624cm" svg:y="14.842cm">
            <draw:object draw:notify-on-update-of-ranges="Results.A2:Results.A65 Results.C2:Results.C65 Results.E2:Results.E65 Results.G2:Results.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534cm" svg:y="24.509cm">
            <draw:object draw:notify-on-update-of-ranges="Results.A2:Results.A65 Results.B2:Results.B65 Results.C2:Results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23.457cm" svg:y="34.397cm">
            <draw:object draw:notify-on-update-of-ranges="Results.A2:Results.A65 Results.D2:Results.D65 Results.E2:Results.E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378cm" svg:y="44.485cm">
            <draw:object draw:notify-on-update-of-ranges="Results.A2:Results.A65 Results.F2:Results.F65 Results.G2:Results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imple - balanced</text:p>
          </table:table-cell>
          <table:table-cell office:value-type="string" calcext:value-type="string">
            <text:p>simple - mean</text:p>
          </table:table-cell>
          <table:table-cell office:value-type="string" calcext:value-type="string">
            <text:p>full - balanced</text:p>
          </table:table-cell>
          <table:table-cell office:value-type="string" calcext:value-type="string">
            <text:p>full - mean</text:p>
          </table:table-cell>
          <table:table-cell office:value-type="string" calcext:value-type="string">
            <text:p>half window - balanced</text:p>
          </table:table-cell>
          <table:table-cell office:value-type="string" calcext:value-type="string">
            <text:p>half window - mean</text:p>
          </table:table-cell>
          <table:table-cell table:number-columns-repeated="2"/>
          <table:table-cell office:value-type="string" calcext:value-type="string">
            <text:p>proste</text:p>
          </table:table-cell>
          <table:table-cell office:value-type="string" calcext:value-type="string">
            <text:p>pełne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7232905982906" calcext:value-type="float">
            <text:p>0.937232905982906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6550732969244" calcext:value-type="float">
            <text:p>0.9655073296924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2833174046936" calcext:value-type="float">
            <text:p>0.962833174046936</text:p>
          </table:table-cell>
          <table:table-cell office:value-type="float" office:value="0.984732824427481" calcext:value-type="float">
            <text:p>0.984732824427481</text:p>
          </table:table-cell>
          <table:table-cell/>
          <table:table-cell office:value-type="string" calcext:value-type="string">
            <text:p>zbalansowana</text:p>
          </table:table-cell>
          <table:table-cell table:formula="of:=AVERAGE([.B2:.B65])" office:value-type="float" office:value="0.938755378451829" calcext:value-type="float">
            <text:p>0.938755378451829</text:p>
          </table:table-cell>
          <table:table-cell table:formula="of:=AVERAGE([.B2:.D65])" office:value-type="float" office:value="0.94968016703761" calcext:value-type="float">
            <text:p>0.94968016703761</text:p>
          </table:table-cell>
          <table:table-cell table:formula="of:=AVERAGE([.F2:.F65])" office:value-type="float" office:value="0.950028248468061" calcext:value-type="float">
            <text:p>0.950028248468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4280593958013" calcext:value-type="float">
            <text:p>0.884280593958013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62057165861514" calcext:value-type="float">
            <text:p>0.962057165861514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5194805194805" calcext:value-type="float">
            <text:p>0.955194805194805</text:p>
          </table:table-cell>
          <table:table-cell office:value-type="float" office:value="0.973282442748092" calcext:value-type="float">
            <text:p>0.973282442748092</text:p>
          </table:table-cell>
          <table:table-cell/>
          <table:table-cell office:value-type="string" calcext:value-type="string">
            <text:p>zwykła</text:p>
          </table:table-cell>
          <table:table-cell table:formula="of:=AVERAGE([.C2:.C65])" office:value-type="float" office:value="0.965648854961832" calcext:value-type="float">
            <text:p>0.965648854961832</text:p>
          </table:table-cell>
          <table:table-cell table:formula="of:=AVERAGE([.E2:.E65])" office:value-type="float" office:value="0.968928912213741" calcext:value-type="float">
            <text:p>0.968928912213741</text:p>
          </table:table-cell>
          <table:table-cell table:formula="of:=AVERAGE([.G2:.G65])" office:value-type="float" office:value="0.969823473282443" calcext:value-type="float">
            <text:p>0.969823473282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8212712397734" calcext:value-type="float">
            <text:p>0.95821271239773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18714387464387" calcext:value-type="float">
            <text:p>0.91871438746438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11755336094298" calcext:value-type="float">
            <text:p>0.911755336094298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6876876876877" calcext:value-type="float">
            <text:p>0.916876876876877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51205267070192" calcext:value-type="float">
            <text:p>0.951205267070192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54441201000834" calcext:value-type="float">
            <text:p>0.954441201000834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9112554112554" calcext:value-type="float">
            <text:p>0.929112554112554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7262479871175" calcext:value-type="float">
            <text:p>0.947262479871175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663905702453" calcext:value-type="float">
            <text:p>0.94663905702453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0906059560768" calcext:value-type="float">
            <text:p>0.960906059560768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8643113159242" calcext:value-type="float">
            <text:p>0.94864311315924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8868778280543" calcext:value-type="float">
            <text:p>0.98868778280543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898753894081" calcext:value-type="float">
            <text:p>0.9489875389408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6338965693804" calcext:value-type="float">
            <text:p>0.94633896569380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04984423676012" calcext:value-type="float">
            <text:p>0.904984423676012</text:p>
          </table:table-cell>
          <table:table-cell office:value-type="float" office:value="0.950381679389313" calcext:value-type="float">
            <text:p>0.9503816793893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3660436137072" calcext:value-type="float">
            <text:p>0.95366043613707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46694625317294" calcext:value-type="float">
            <text:p>0.946694625317294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2523496240602" calcext:value-type="float">
            <text:p>0.96252349624060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25817757009346" calcext:value-type="float">
            <text:p>0.925817757009346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8098415346122" calcext:value-type="float">
            <text:p>0.96809841534612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76647206005" calcext:value-type="float">
            <text:p>0.947664720600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32923707117256" calcext:value-type="float">
            <text:p>0.932923707117256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51238738738739" calcext:value-type="float">
            <text:p>0.951238738738739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2250712250712" calcext:value-type="float">
            <text:p>0.962250712250712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64084084084084" calcext:value-type="float">
            <text:p>0.964084084084084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37237237237237" calcext:value-type="float">
            <text:p>0.937237237237237</text:p>
          </table:table-cell>
          <table:table-cell office:value-type="float" office:value="0.950381679389313" calcext:value-type="float">
            <text:p>0.95038167938931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1597744360902" calcext:value-type="float">
            <text:p>0.95159774436090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68561187916027" calcext:value-type="float">
            <text:p>0.96856118791602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5946054750403" calcext:value-type="float">
            <text:p>0.975946054750403</text:p>
          </table:table-cell>
          <table:table-cell office:value-type="float" office:value="0.988549618320611" calcext:value-type="float">
            <text:p>0.988549618320611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5974025974026" calcext:value-type="float">
            <text:p>0.95974025974026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4784871294489" calcext:value-type="float">
            <text:p>0.914784871294489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69874669426239" calcext:value-type="float">
            <text:p>0.969874669426239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30377492877493" calcext:value-type="float">
            <text:p>0.930377492877493</text:p>
          </table:table-cell>
          <table:table-cell office:value-type="float" office:value="0.965648854961832" calcext:value-type="float">
            <text:p>0.9656488549618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6457199406234" calcext:value-type="float">
            <text:p>0.95645719940623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06093189964158" calcext:value-type="float">
            <text:p>0.906093189964158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46728151075977" calcext:value-type="float">
            <text:p>0.946728151075977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7556360708535" calcext:value-type="float">
            <text:p>0.977556360708535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38570872274143" calcext:value-type="float">
            <text:p>0.938570872274143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30152979066023" calcext:value-type="float">
            <text:p>0.930152979066023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963963963964" calcext:value-type="float">
            <text:p>0.9596396396396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18056713928273" calcext:value-type="float">
            <text:p>0.918056713928273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23208534621578" calcext:value-type="float">
            <text:p>0.923208534621578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9772652025163" calcext:value-type="float">
            <text:p>0.959772652025163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15355569540592" calcext:value-type="float">
            <text:p>0.915355569540592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6987781954887" calcext:value-type="float">
            <text:p>0.966987781954887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0566037735849" calcext:value-type="float">
            <text:p>0.960566037735849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40990990990991" calcext:value-type="float">
            <text:p>0.94099099099099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0446859903382" calcext:value-type="float">
            <text:p>0.96044685990338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2924528301887" calcext:value-type="float">
            <text:p>0.922924528301887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61132075471698" calcext:value-type="float">
            <text:p>0.961132075471698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34499503366074" calcext:value-type="float">
            <text:p>0.934499503366074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76647206005" calcext:value-type="float">
            <text:p>0.947664720600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62833174046936" calcext:value-type="float">
            <text:p>0.962833174046936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45099166427134" calcext:value-type="float">
            <text:p>0.945099166427134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8782780801583" calcext:value-type="float">
            <text:p>0.958782780801583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4957729468599" calcext:value-type="float">
            <text:p>0.94957729468599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74654377880184" calcext:value-type="float">
            <text:p>0.974654377880184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0202165373192" calcext:value-type="float">
            <text:p>0.97020216537319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52106227106227" calcext:value-type="float">
            <text:p>0.95210622710622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8243243243243" calcext:value-type="float">
            <text:p>0.968243243243243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48986486486487" calcext:value-type="float">
            <text:p>0.948986486486487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816430020284" calcext:value-type="float">
            <text:p>0.95816430020284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5169616519174" calcext:value-type="float">
            <text:p>0.95169616519174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7613927291347" calcext:value-type="float">
            <text:p>0.917613927291347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39831766452251" calcext:value-type="float">
            <text:p>0.93983176645225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39836149513569" calcext:value-type="float">
            <text:p>0.939836149513569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0350291909925" calcext:value-type="float">
            <text:p>0.920350291909925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72549583213567" calcext:value-type="float">
            <text:p>0.972549583213567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55849056603774" calcext:value-type="float">
            <text:p>0.955849056603774</text:p>
          </table:table-cell>
          <table:table-cell office:value-type="float" office:value="0.965648854961832" calcext:value-type="float">
            <text:p>0.96564885496183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3660436137072" calcext:value-type="float">
            <text:p>0.95366043613707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9372294372294" calcext:value-type="float">
            <text:p>0.969372294372294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18555170707571" calcext:value-type="float">
            <text:p>0.918555170707571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5283018867924" calcext:value-type="float">
            <text:p>0.925283018867924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40783986655546" calcext:value-type="float">
            <text:p>0.940783986655546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3986486486486" calcext:value-type="float">
            <text:p>0.973986486486486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8203859475507" calcext:value-type="float">
            <text:p>0.928203859475507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6843146956952" calcext:value-type="float">
            <text:p>0.96843146956952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08986655546289" calcext:value-type="float">
            <text:p>0.908986655546289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14459622711644" calcext:value-type="float">
            <text:p>0.914459622711644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42924528301887" calcext:value-type="float">
            <text:p>0.942924528301887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13005632360471" calcext:value-type="float">
            <text:p>0.913005632360471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36234423676012" calcext:value-type="float">
            <text:p>0.936234423676012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31697797602453" calcext:value-type="float">
            <text:p>0.931697797602453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4756046705588" calcext:value-type="float">
            <text:p>0.94756046705588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41730670762929" calcext:value-type="float">
            <text:p>0.941730670762929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1022544283414" calcext:value-type="float">
            <text:p>0.941022544283414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1187600644122" calcext:value-type="float">
            <text:p>0.951187600644122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57995495495495" calcext:value-type="float">
            <text:p>0.957995495495495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6575952498763" calcext:value-type="float">
            <text:p>0.96575952498763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19181757209926" calcext:value-type="float">
            <text:p>0.919181757209926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0649350649351" calcext:value-type="float">
            <text:p>0.950649350649351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06318681318681" calcext:value-type="float">
            <text:p>0.906318681318681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5" calcext:value-type="float">
            <text:p>0.95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1812596006144" calcext:value-type="float">
            <text:p>0.921812596006144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41860465116279" calcext:value-type="float">
            <text:p>0.941860465116279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7547363031234" calcext:value-type="float">
            <text:p>0.97547363031234</text:p>
          </table:table-cell>
          <table:table-cell office:value-type="float" office:value="0.988549618320611" calcext:value-type="float">
            <text:p>0.98854961832061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8779939129284" calcext:value-type="float">
            <text:p>0.958779939129284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57650665900163" calcext:value-type="float">
            <text:p>0.957650665900163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59296309072094" calcext:value-type="float">
            <text:p>0.959296309072094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23986486486487" calcext:value-type="float">
            <text:p>0.92398648648648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0566037735849" calcext:value-type="float">
            <text:p>0.950566037735849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71866096866097" calcext:value-type="float">
            <text:p>0.971866096866097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35163551401869" calcext:value-type="float">
            <text:p>0.935163551401869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68561187916027" calcext:value-type="float">
            <text:p>0.96856118791602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26867887184562" calcext:value-type="float">
            <text:p>0.926867887184562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4078099838969" calcext:value-type="float">
            <text:p>0.934078099838969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2366412213741" calcext:value-type="float">
            <text:p>0.992366412213741</text:p>
          </table:table-cell>
          <table:table-cell office:value-type="float" office:value="0.954812004139358" calcext:value-type="float">
            <text:p>0.954812004139358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6657037103909" calcext:value-type="float">
            <text:p>0.886657037103909</text:p>
          </table:table-cell>
          <table:table-cell office:value-type="float" office:value="0.942748091603053" calcext:value-type="float">
            <text:p>0.942748091603053</text:p>
          </table:table-cell>
          <table:table-cell office:value-type="float" office:value="0.94392699811202" calcext:value-type="float">
            <text:p>0.94392699811202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2102416951771" calcext:value-type="float">
            <text:p>0.952102416951771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64769915883226" calcext:value-type="float">
            <text:p>0.964769915883226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2140296979007" calcext:value-type="float">
            <text:p>0.94214029697900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30021367521367" calcext:value-type="float">
            <text:p>0.930021367521367</text:p>
          </table:table-cell>
          <table:table-cell office:value-type="float" office:value="0.954198473282443" calcext:value-type="float">
            <text:p>0.9541984732824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53700753955612" calcext:value-type="float">
            <text:p>0.953700753955612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36392914653784" calcext:value-type="float">
            <text:p>0.936392914653784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8045977011494" calcext:value-type="float">
            <text:p>0.958045977011494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45058997050147" calcext:value-type="float">
            <text:p>0.945058997050147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45283018867925" calcext:value-type="float">
            <text:p>0.94528301886792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78755104293124" calcext:value-type="float">
            <text:p>0.978755104293124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35283018867925" calcext:value-type="float">
            <text:p>0.935283018867925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00940128649184" calcext:value-type="float">
            <text:p>0.900940128649184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39907295000552" calcext:value-type="float">
            <text:p>0.939907295000552</text:p>
          </table:table-cell>
          <table:table-cell office:value-type="float" office:value="0.965648854961832" calcext:value-type="float">
            <text:p>0.9656488549618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39789741956037" calcext:value-type="float">
            <text:p>0.939789741956037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62012987012987" calcext:value-type="float">
            <text:p>0.962012987012987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75564641744548" calcext:value-type="float">
            <text:p>0.975564641744548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62058371735791" calcext:value-type="float">
            <text:p>0.962058371735791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58414645479045" calcext:value-type="float">
            <text:p>0.958414645479045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69001610305958" calcext:value-type="float">
            <text:p>0.969001610305958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51806036615537" calcext:value-type="float">
            <text:p>0.951806036615537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8643113159242" calcext:value-type="float">
            <text:p>0.94864311315924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39789741956037" calcext:value-type="float">
            <text:p>0.939789741956037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38744588744589" calcext:value-type="float">
            <text:p>0.938744588744589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4329205366357" calcext:value-type="float">
            <text:p>0.97432920536635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2833174046936" calcext:value-type="float">
            <text:p>0.962833174046936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53829887218045" calcext:value-type="float">
            <text:p>0.953829887218045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6202270381837" calcext:value-type="float">
            <text:p>0.966202270381837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10242454230579" calcext:value-type="float">
            <text:p>0.910242454230579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7417526252207" calcext:value-type="float">
            <text:p>0.887417526252207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01059485707979" calcext:value-type="float">
            <text:p>0.901059485707979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25765765765766" calcext:value-type="float">
            <text:p>0.925765765765766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99604156358238" calcext:value-type="float">
            <text:p>0.899604156358238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5283018867925" calcext:value-type="float">
            <text:p>0.955283018867925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1486486486487" calcext:value-type="float">
            <text:p>0.961486486486487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2092484273259" calcext:value-type="float">
            <text:p>0.92092484273259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0750693481276" calcext:value-type="float">
            <text:p>0.90750693481276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16353383458647" calcext:value-type="float">
            <text:p>0.916353383458647</text:p>
          </table:table-cell>
          <table:table-cell office:value-type="float" office:value="0.950381679389313" calcext:value-type="float">
            <text:p>0.95038167938931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5180603661554" calcext:value-type="float">
            <text:p>0.935180603661554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1838093828622" calcext:value-type="float">
            <text:p>0.94183809382862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8098415346122" calcext:value-type="float">
            <text:p>0.96809841534612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16229589312222" calcext:value-type="float">
            <text:p>0.916229589312222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33948177426438" calcext:value-type="float">
            <text:p>0.933948177426438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9794002107885" calcext:value-type="float">
            <text:p>0.949794002107885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45843394273888" calcext:value-type="float">
            <text:p>0.945843394273888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52229720788673" calcext:value-type="float">
            <text:p>0.952229720788673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2968839829826" calcext:value-type="float">
            <text:p>0.942968839829826</text:p>
          </table:table-cell>
          <table:table-cell office:value-type="float" office:value="0.938931297709924" calcext:value-type="float">
            <text:p>0.93893129770992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0547514159849" calcext:value-type="float">
            <text:p>0.90547514159849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37532002048131" calcext:value-type="float">
            <text:p>0.93753200204813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0446859903382" calcext:value-type="float">
            <text:p>0.96044685990338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18555170707571" calcext:value-type="float">
            <text:p>0.918555170707571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21893876033826" calcext:value-type="float">
            <text:p>0.921893876033826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9344598054276" calcext:value-type="float">
            <text:p>0.959344598054276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35164835164835" calcext:value-type="float">
            <text:p>0.935164835164835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41003881917487" calcext:value-type="float">
            <text:p>0.941003881917487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42904135338346" calcext:value-type="float">
            <text:p>0.942904135338346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46241055663972" calcext:value-type="float">
            <text:p>0.94624105566397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31843926998112" calcext:value-type="float">
            <text:p>0.931843926998112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6421754628033" calcext:value-type="float">
            <text:p>0.956421754628033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128987517337" calcext:value-type="float">
            <text:p>0.9212898751733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30619559651818" calcext:value-type="float">
            <text:p>0.930619559651818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6559982341905" calcext:value-type="float">
            <text:p>0.966559982341905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34007506255213" calcext:value-type="float">
            <text:p>0.934007506255213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35594886922321" calcext:value-type="float">
            <text:p>0.93559488692232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70495495495495" calcext:value-type="float">
            <text:p>0.970495495495495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5390364493504" calcext:value-type="float">
            <text:p>0.965390364493504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7095497278575" calcext:value-type="float">
            <text:p>0.96709549727857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71217105263158" calcext:value-type="float">
            <text:p>0.971217105263158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5653155186422" calcext:value-type="float">
            <text:p>0.945653155186422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580483736447" calcext:value-type="float">
            <text:p>0.96580483736447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27641509433962" calcext:value-type="float">
            <text:p>0.927641509433962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20:56:48.195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3T20:57:09.590000000</dc:date>
    <meta:editing-duration>PT22M</meta:editing-duration>
    <meta:editing-cycles>2</meta:editing-cycles>
    <meta:generator>LibreOffice/7.2.2.2$Windows_X86_64 LibreOffice_project/02b2acce88a210515b4a5bb2e46cbfb63fe97d56</meta:generator>
    <meta:document-statistic meta:table-count="1" meta:cell-count="46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06cm" svg:y="0.316cm" chart:style-name="ch2">
          <text:p>Porównanie wyników - zbalansowana dokładność</text:p>
        </chart:title>
        <chart:legend chart:legend-position="end" svg:x="13.727cm" svg:y="3.705cm" style:legend-expansion="high" chart:style-name="ch3"/>
        <chart:plot-area chart:style-name="ch4" table:cell-range-address="Results.A2:Results.B65 Results.D2:Results.D65 Results.F2:Results.F65" chart:data-source-has-labels="both" svg:x="1.331cm" svg:y="1.275cm" svg:width="12.076cm" svg:height="7.55cm">
          <chart:coordinate-region svg:x="2.243cm" svg:y="1.474cm" svg:width="11.024cm" svg:height="6.559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title svg:x="0.451cm" svg:y="5.941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B2:Results.B65" loext:label-string="proste" chart:class="chart:line">
            <chart:data-point chart:repeated="64"/>
          </chart:series>
          <chart:series chart:style-name="ch10" chart:values-cell-range-address="Results.D2:Results.D65" loext:label-string="pełne" chart:class="chart:line">
            <chart:data-point chart:repeated="64"/>
          </chart:series>
          <chart:series chart:style-name="ch11" chart:values-cell-range-address="Results.F2:Results.F65" loext:label-string="okno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37232905982906">
                <text:p>0.937232905982906</text:p>
                <draw:g>
                  <svg:desc>Results.B2:Results.B65</svg:desc>
                </draw:g>
              </table:table-cell>
              <table:table-cell office:value-type="float" office:value="0.96550732969244">
                <text:p>0.96550732969244</text:p>
                <draw:g>
                  <svg:desc>Results.D2:Results.D65</svg:desc>
                </draw:g>
              </table:table-cell>
              <table:table-cell office:value-type="float" office:value="0.962833174046936">
                <text:p>0.962833174046936</text:p>
                <draw:g>
                  <svg:desc>Results.F2:Results.F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4280593958013">
                <text:p>0.884280593958013</text:p>
              </table:table-cell>
              <table:table-cell office:value-type="float" office:value="0.962057165861514">
                <text:p>0.962057165861514</text:p>
              </table:table-cell>
              <table:table-cell office:value-type="float" office:value="0.955194805194805">
                <text:p>0.9551948051948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8212712397734">
                <text:p>0.958212712397734</text:p>
              </table:table-cell>
              <table:table-cell office:value-type="float" office:value="0.918714387464387">
                <text:p>0.918714387464387</text:p>
              </table:table-cell>
              <table:table-cell office:value-type="float" office:value="0.911755336094298">
                <text:p>0.9117553360942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16876876876877">
                <text:p>0.916876876876877</text:p>
              </table:table-cell>
              <table:table-cell office:value-type="float" office:value="0.951205267070192">
                <text:p>0.951205267070192</text:p>
              </table:table-cell>
              <table:table-cell office:value-type="float" office:value="0.954441201000834">
                <text:p>0.954441201000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9112554112554">
                <text:p>0.929112554112554</text:p>
              </table:table-cell>
              <table:table-cell office:value-type="float" office:value="0.947262479871175">
                <text:p>0.947262479871175</text:p>
              </table:table-cell>
              <table:table-cell office:value-type="float" office:value="0.94663905702453">
                <text:p>0.946639057024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0906059560768">
                <text:p>0.960906059560768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8868778280543">
                <text:p>0.988687782805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898753894081">
                <text:p>0.94898753894081</text:p>
              </table:table-cell>
              <table:table-cell office:value-type="float" office:value="0.946338965693804">
                <text:p>0.946338965693804</text:p>
              </table:table-cell>
              <table:table-cell office:value-type="float" office:value="0.904984423676012">
                <text:p>0.9049844236760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46694625317294">
                <text:p>0.94669462531729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2523496240602">
                <text:p>0.962523496240602</text:p>
              </table:table-cell>
              <table:table-cell office:value-type="float" office:value="0.925817757009346">
                <text:p>0.925817757009346</text:p>
              </table:table-cell>
              <table:table-cell office:value-type="float" office:value="0.968098415346122">
                <text:p>0.9680984153461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32923707117256">
                <text:p>0.932923707117256</text:p>
              </table:table-cell>
              <table:table-cell office:value-type="float" office:value="0.951238738738739">
                <text:p>0.951238738738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2250712250712">
                <text:p>0.962250712250712</text:p>
              </table:table-cell>
              <table:table-cell office:value-type="float" office:value="0.964084084084084">
                <text:p>0.964084084084084</text:p>
              </table:table-cell>
              <table:table-cell office:value-type="float" office:value="0.937237237237237">
                <text:p>0.9372372372372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597744360902">
                <text:p>0.951597744360902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58008658008658">
                <text:p>0.9580086580086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5946054750403">
                <text:p>0.975946054750403</text:p>
              </table:table-cell>
              <table:table-cell office:value-type="float" office:value="0.936363636363636">
                <text:p>0.936363636363636</text:p>
              </table:table-cell>
              <table:table-cell office:value-type="float" office:value="0.95974025974026">
                <text:p>0.959740259740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14784871294489">
                <text:p>0.914784871294489</text:p>
              </table:table-cell>
              <table:table-cell office:value-type="float" office:value="0.969874669426239">
                <text:p>0.969874669426239</text:p>
              </table:table-cell>
              <table:table-cell office:value-type="float" office:value="0.930377492877493">
                <text:p>0.9303774928774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6457199406234">
                <text:p>0.956457199406234</text:p>
              </table:table-cell>
              <table:table-cell office:value-type="float" office:value="0.906093189964158">
                <text:p>0.906093189964158</text:p>
              </table:table-cell>
              <table:table-cell office:value-type="float" office:value="0.946728151075977">
                <text:p>0.9467281510759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556360708535">
                <text:p>0.977556360708535</text:p>
              </table:table-cell>
              <table:table-cell office:value-type="float" office:value="0.938570872274143">
                <text:p>0.938570872274143</text:p>
              </table:table-cell>
              <table:table-cell office:value-type="float" office:value="0.930152979066023">
                <text:p>0.9301529790660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963963963964">
                <text:p>0.95963963963964</text:p>
              </table:table-cell>
              <table:table-cell office:value-type="float" office:value="0.918056713928273">
                <text:p>0.918056713928273</text:p>
              </table:table-cell>
              <table:table-cell office:value-type="float" office:value="0.923208534621578">
                <text:p>0.9232085346215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9772652025163">
                <text:p>0.959772652025163</text:p>
              </table:table-cell>
              <table:table-cell office:value-type="float" office:value="0.915355569540592">
                <text:p>0.915355569540592</text:p>
              </table:table-cell>
              <table:table-cell office:value-type="float" office:value="0.966987781954887">
                <text:p>0.9669877819548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0566037735849">
                <text:p>0.960566037735849</text:p>
              </table:table-cell>
              <table:table-cell office:value-type="float" office:value="0.940990990990991">
                <text:p>0.940990990990991</text:p>
              </table:table-cell>
              <table:table-cell office:value-type="float" office:value="0.960446859903382">
                <text:p>0.9604468599033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2924528301887">
                <text:p>0.922924528301887</text:p>
              </table:table-cell>
              <table:table-cell office:value-type="float" office:value="0.961132075471698">
                <text:p>0.961132075471698</text:p>
              </table:table-cell>
              <table:table-cell office:value-type="float" office:value="0.934499503366074">
                <text:p>0.9344995033660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62833174046936">
                <text:p>0.962833174046936</text:p>
              </table:table-cell>
              <table:table-cell office:value-type="float" office:value="0.945099166427134">
                <text:p>0.9450991664271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782780801583">
                <text:p>0.958782780801583</text:p>
              </table:table-cell>
              <table:table-cell office:value-type="float" office:value="0.94957729468599">
                <text:p>0.94957729468599</text:p>
              </table:table-cell>
              <table:table-cell office:value-type="float" office:value="0.974654377880184">
                <text:p>0.9746543778801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0202165373192">
                <text:p>0.970202165373192</text:p>
              </table:table-cell>
              <table:table-cell office:value-type="float" office:value="0.952106227106227">
                <text:p>0.952106227106227</text:p>
              </table:table-cell>
              <table:table-cell office:value-type="float" office:value="0.968243243243243">
                <text:p>0.968243243243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8986486486487">
                <text:p>0.948986486486487</text:p>
              </table:table-cell>
              <table:table-cell office:value-type="float" office:value="0.95816430020284">
                <text:p>0.95816430020284</text:p>
              </table:table-cell>
              <table:table-cell office:value-type="float" office:value="0.95169616519174">
                <text:p>0.951696165191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613927291347">
                <text:p>0.917613927291347</text:p>
              </table:table-cell>
              <table:table-cell office:value-type="float" office:value="0.939831766452251">
                <text:p>0.939831766452251</text:p>
              </table:table-cell>
              <table:table-cell office:value-type="float" office:value="0.939836149513569">
                <text:p>0.9398361495135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20350291909925">
                <text:p>0.920350291909925</text:p>
              </table:table-cell>
              <table:table-cell office:value-type="float" office:value="0.972549583213567">
                <text:p>0.972549583213567</text:p>
              </table:table-cell>
              <table:table-cell office:value-type="float" office:value="0.955849056603774">
                <text:p>0.9558490566037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69372294372294">
                <text:p>0.969372294372294</text:p>
              </table:table-cell>
              <table:table-cell office:value-type="float" office:value="0.918555170707571">
                <text:p>0.9185551707075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25283018867924">
                <text:p>0.925283018867924</text:p>
              </table:table-cell>
              <table:table-cell office:value-type="float" office:value="0.940783986655546">
                <text:p>0.940783986655546</text:p>
              </table:table-cell>
              <table:table-cell office:value-type="float" office:value="0.973986486486486">
                <text:p>0.9739864864864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28203859475507">
                <text:p>0.928203859475507</text:p>
              </table:table-cell>
              <table:table-cell office:value-type="float" office:value="0.96843146956952">
                <text:p>0.96843146956952</text:p>
              </table:table-cell>
              <table:table-cell office:value-type="float" office:value="0.974458874458875">
                <text:p>0.9744588744588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08986655546289">
                <text:p>0.908986655546289</text:p>
              </table:table-cell>
              <table:table-cell office:value-type="float" office:value="0.914459622711644">
                <text:p>0.914459622711644</text:p>
              </table:table-cell>
              <table:table-cell office:value-type="float" office:value="0.942924528301887">
                <text:p>0.9429245283018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005632360471">
                <text:p>0.913005632360471</text:p>
              </table:table-cell>
              <table:table-cell office:value-type="float" office:value="0.936234423676012">
                <text:p>0.936234423676012</text:p>
              </table:table-cell>
              <table:table-cell office:value-type="float" office:value="0.931697797602453">
                <text:p>0.9316977976024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14486921529175">
                <text:p>0.914486921529175</text:p>
              </table:table-cell>
              <table:table-cell office:value-type="float" office:value="0.94756046705588">
                <text:p>0.94756046705588</text:p>
              </table:table-cell>
              <table:table-cell office:value-type="float" office:value="0.941730670762929">
                <text:p>0.9417306707629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1022544283414">
                <text:p>0.941022544283414</text:p>
              </table:table-cell>
              <table:table-cell office:value-type="float" office:value="0.913312693498452">
                <text:p>0.913312693498452</text:p>
              </table:table-cell>
              <table:table-cell office:value-type="float" office:value="0.951187600644122">
                <text:p>0.9511876006441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7995495495495">
                <text:p>0.957995495495495</text:p>
              </table:table-cell>
              <table:table-cell office:value-type="float" office:value="0.96575952498763">
                <text:p>0.96575952498763</text:p>
              </table:table-cell>
              <table:table-cell office:value-type="float" office:value="0.919181757209926">
                <text:p>0.9191817572099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649350649351">
                <text:p>0.950649350649351</text:p>
              </table:table-cell>
              <table:table-cell office:value-type="float" office:value="0.906318681318681">
                <text:p>0.90631868131868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21812596006144">
                <text:p>0.921812596006144</text:p>
              </table:table-cell>
              <table:table-cell office:value-type="float" office:value="0.941860465116279">
                <text:p>0.941860465116279</text:p>
              </table:table-cell>
              <table:table-cell office:value-type="float" office:value="0.97547363031234">
                <text:p>0.975473630312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8779939129284">
                <text:p>0.958779939129284</text:p>
              </table:table-cell>
              <table:table-cell office:value-type="float" office:value="0.957650665900163">
                <text:p>0.957650665900163</text:p>
              </table:table-cell>
              <table:table-cell office:value-type="float" office:value="0.959296309072094">
                <text:p>0.95929630907209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23986486486487">
                <text:p>0.923986486486487</text:p>
              </table:table-cell>
              <table:table-cell office:value-type="float" office:value="0.950566037735849">
                <text:p>0.950566037735849</text:p>
              </table:table-cell>
              <table:table-cell office:value-type="float" office:value="0.971866096866097">
                <text:p>0.9718660968660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35163551401869">
                <text:p>0.935163551401869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26867887184562">
                <text:p>0.9268678871845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34078099838969">
                <text:p>0.934078099838969</text:p>
              </table:table-cell>
              <table:table-cell office:value-type="float" office:value="0.975">
                <text:p>0.975</text:p>
              </table:table-cell>
              <table:table-cell office:value-type="float" office:value="0.954812004139358">
                <text:p>0.9548120041393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657037103909">
                <text:p>0.886657037103909</text:p>
              </table:table-cell>
              <table:table-cell office:value-type="float" office:value="0.94392699811202">
                <text:p>0.94392699811202</text:p>
              </table:table-cell>
              <table:table-cell office:value-type="float" office:value="0.952102416951771">
                <text:p>0.9521024169517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64769915883226">
                <text:p>0.964769915883226</text:p>
              </table:table-cell>
              <table:table-cell office:value-type="float" office:value="0.942140296979007">
                <text:p>0.942140296979007</text:p>
              </table:table-cell>
              <table:table-cell office:value-type="float" office:value="0.930021367521367">
                <text:p>0.9300213675213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3700753955612">
                <text:p>0.953700753955612</text:p>
              </table:table-cell>
              <table:table-cell office:value-type="float" office:value="0.936392914653784">
                <text:p>0.936392914653784</text:p>
              </table:table-cell>
              <table:table-cell office:value-type="float" office:value="0.958045977011494">
                <text:p>0.9580459770114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5058997050147">
                <text:p>0.945058997050147</text:p>
              </table:table-cell>
              <table:table-cell office:value-type="float" office:value="0.945283018867925">
                <text:p>0.945283018867925</text:p>
              </table:table-cell>
              <table:table-cell office:value-type="float" office:value="0.978755104293124">
                <text:p>0.9787551042931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35283018867925">
                <text:p>0.935283018867925</text:p>
              </table:table-cell>
              <table:table-cell office:value-type="float" office:value="0.900940128649184">
                <text:p>0.900940128649184</text:p>
              </table:table-cell>
              <table:table-cell office:value-type="float" office:value="0.939907295000552">
                <text:p>0.9399072950005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9789741956037">
                <text:p>0.939789741956037</text:p>
              </table:table-cell>
              <table:table-cell office:value-type="float" office:value="0.962012987012987">
                <text:p>0.962012987012987</text:p>
              </table:table-cell>
              <table:table-cell office:value-type="float" office:value="0.975564641744548">
                <text:p>0.9755646417445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2058371735791">
                <text:p>0.962058371735791</text:p>
              </table:table-cell>
              <table:table-cell office:value-type="float" office:value="0.958414645479045">
                <text:p>0.958414645479045</text:p>
              </table:table-cell>
              <table:table-cell office:value-type="float" office:value="0.969001610305958">
                <text:p>0.9690016103059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1806036615537">
                <text:p>0.951806036615537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39789741956037">
                <text:p>0.93978974195603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38744588744589">
                <text:p>0.938744588744589</text:p>
              </table:table-cell>
              <table:table-cell office:value-type="float" office:value="0.974329205366357">
                <text:p>0.974329205366357</text:p>
              </table:table-cell>
              <table:table-cell office:value-type="float" office:value="0.962833174046936">
                <text:p>0.9628331740469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829887218045">
                <text:p>0.953829887218045</text:p>
              </table:table-cell>
              <table:table-cell office:value-type="float" office:value="0.966202270381837">
                <text:p>0.966202270381837</text:p>
              </table:table-cell>
              <table:table-cell office:value-type="float" office:value="0.910242454230579">
                <text:p>0.91024245423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87417526252207">
                <text:p>0.887417526252207</text:p>
              </table:table-cell>
              <table:table-cell office:value-type="float" office:value="0.901059485707979">
                <text:p>0.901059485707979</text:p>
              </table:table-cell>
              <table:table-cell office:value-type="float" office:value="0.925765765765766">
                <text:p>0.9257657657657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99604156358238">
                <text:p>0.899604156358238</text:p>
              </table:table-cell>
              <table:table-cell office:value-type="float" office:value="0.955283018867925">
                <text:p>0.955283018867925</text:p>
              </table:table-cell>
              <table:table-cell office:value-type="float" office:value="0.961486486486487">
                <text:p>0.9614864864864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2092484273259">
                <text:p>0.92092484273259</text:p>
              </table:table-cell>
              <table:table-cell office:value-type="float" office:value="0.90750693481276">
                <text:p>0.90750693481276</text:p>
              </table:table-cell>
              <table:table-cell office:value-type="float" office:value="0.916353383458647">
                <text:p>0.9163533834586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5180603661554">
                <text:p>0.935180603661554</text:p>
              </table:table-cell>
              <table:table-cell office:value-type="float" office:value="0.941838093828622">
                <text:p>0.941838093828622</text:p>
              </table:table-cell>
              <table:table-cell office:value-type="float" office:value="0.968098415346122">
                <text:p>0.9680984153461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16229589312222">
                <text:p>0.916229589312222</text:p>
              </table:table-cell>
              <table:table-cell office:value-type="float" office:value="0.933948177426438">
                <text:p>0.933948177426438</text:p>
              </table:table-cell>
              <table:table-cell office:value-type="float" office:value="0.949794002107885">
                <text:p>0.9497940021078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5843394273888">
                <text:p>0.945843394273888</text:p>
              </table:table-cell>
              <table:table-cell office:value-type="float" office:value="0.952229720788673">
                <text:p>0.952229720788673</text:p>
              </table:table-cell>
              <table:table-cell office:value-type="float" office:value="0.942968839829826">
                <text:p>0.9429688398298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0547514159849">
                <text:p>0.90547514159849</text:p>
              </table:table-cell>
              <table:table-cell office:value-type="float" office:value="0.937532002048131">
                <text:p>0.937532002048131</text:p>
              </table:table-cell>
              <table:table-cell office:value-type="float" office:value="0.960446859903382">
                <text:p>0.9604468599033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18555170707571">
                <text:p>0.918555170707571</text:p>
              </table:table-cell>
              <table:table-cell office:value-type="float" office:value="0.921893876033826">
                <text:p>0.921893876033826</text:p>
              </table:table-cell>
              <table:table-cell office:value-type="float" office:value="0.959344598054276">
                <text:p>0.9593445980542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35164835164835">
                <text:p>0.935164835164835</text:p>
              </table:table-cell>
              <table:table-cell office:value-type="float" office:value="0.941003881917487">
                <text:p>0.941003881917487</text:p>
              </table:table-cell>
              <table:table-cell office:value-type="float" office:value="0.942904135338346">
                <text:p>0.9429041353383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46241055663972">
                <text:p>0.946241055663972</text:p>
              </table:table-cell>
              <table:table-cell office:value-type="float" office:value="0.931843926998112">
                <text:p>0.931843926998112</text:p>
              </table:table-cell>
              <table:table-cell office:value-type="float" office:value="0.956421754628033">
                <text:p>0.9564217546280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2128987517337">
                <text:p>0.92128987517337</text:p>
              </table:table-cell>
              <table:table-cell office:value-type="float" office:value="0.930619559651818">
                <text:p>0.930619559651818</text:p>
              </table:table-cell>
              <table:table-cell office:value-type="float" office:value="0.966559982341905">
                <text:p>0.96655998234190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34007506255213">
                <text:p>0.934007506255213</text:p>
              </table:table-cell>
              <table:table-cell office:value-type="float" office:value="0.935594886922321">
                <text:p>0.935594886922321</text:p>
              </table:table-cell>
              <table:table-cell office:value-type="float" office:value="0.970495495495495">
                <text:p>0.9704954954954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65390364493504">
                <text:p>0.965390364493504</text:p>
              </table:table-cell>
              <table:table-cell office:value-type="float" office:value="0.967095497278575">
                <text:p>0.967095497278575</text:p>
              </table:table-cell>
              <table:table-cell office:value-type="float" office:value="0.971217105263158">
                <text:p>0.97121710526315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45653155186422">
                <text:p>0.945653155186422</text:p>
              </table:table-cell>
              <table:table-cell office:value-type="float" office:value="0.96580483736447">
                <text:p>0.96580483736447</text:p>
              </table:table-cell>
              <table:table-cell office:value-type="float" office:value="0.927641509433962">
                <text:p>0.92764150943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Porównanie wyników - zwykła dokładność</text:p>
        </chart:title>
        <chart:legend chart:legend-position="end" svg:x="13.703cm" svg:y="3.703cm" style:legend-expansion="high" chart:style-name="ch3"/>
        <chart:plot-area chart:style-name="ch4" table:cell-range-address="Results.A2:Results.A65 Results.C2:Results.C65 Results.E2:Results.E65 Results.G2:Results.G65" chart:data-source-has-labels="both" svg:x="0.32cm" svg:y="1.275cm" svg:width="13.063cm" svg:height="7.545cm">
          <chart:coordinate-region svg:x="1.232cm" svg:y="1.474cm" svg:width="12.011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2:Results.C65" loext:label-string="proste" chart:class="chart:line">
            <chart:data-point chart:repeated="64"/>
          </chart:series>
          <chart:series chart:style-name="ch9" chart:values-cell-range-address="Results.E2:Results.E65" loext:label-string="pełne" chart:class="chart:line">
            <chart:data-point chart:repeated="64"/>
          </chart:series>
          <chart:series chart:style-name="ch10" chart:values-cell-range-address="Results.G2:Results.G65" loext:label-string="okno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5648854961832">
                <text:p>0.965648854961832</text:p>
                <draw:g>
                  <svg:desc>Results.C2:Results.C65</svg:desc>
                </draw:g>
              </table:table-cell>
              <table:table-cell office:value-type="float" office:value="0.969465648854962">
                <text:p>0.969465648854962</text:p>
                <draw:g>
                  <svg:desc>Results.E2:Results.E65</svg:desc>
                </draw:g>
              </table:table-cell>
              <table:table-cell office:value-type="float" office:value="0.984732824427481">
                <text:p>0.984732824427481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88549618320611">
                <text:p>0.98854961832061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88549618320611">
                <text:p>0.9885496183206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92366412213741">
                <text:p>0.992366412213741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42748091603053">
                <text:p>0.94274809160305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38931297709924">
                <text:p>0.9389312977099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Porównanie dokładności - proste cechy</text:p>
        </chart:title>
        <chart:legend chart:legend-position="end" svg:x="12.486cm" svg:y="3.952cm" style:legend-expansion="high" chart:style-name="ch3"/>
        <chart:plot-area chart:style-name="ch4" table:cell-range-address="Results.A2:Results.C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38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B2:Results.B65" loext:label-string="zbalansowana" chart:class="chart:line">
            <chart:data-point chart:repeated="64"/>
          </chart:series>
          <chart:series chart:style-name="ch9" chart:values-cell-range-address="Results.C2:Results.C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37232905982906">
                <text:p>0.937232905982906</text:p>
                <draw:g>
                  <svg:desc>Results.B2:Results.B65</svg:desc>
                </draw:g>
              </table:table-cell>
              <table:table-cell office:value-type="float" office:value="0.965648854961832">
                <text:p>0.965648854961832</text:p>
                <draw:g>
                  <svg:desc>Results.C2:Results.C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4280593958013">
                <text:p>0.884280593958013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8212712397734">
                <text:p>0.95821271239773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16876876876877">
                <text:p>0.916876876876877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9112554112554">
                <text:p>0.929112554112554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0906059560768">
                <text:p>0.960906059560768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898753894081">
                <text:p>0.9489875389408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2523496240602">
                <text:p>0.9625234962406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2250712250712">
                <text:p>0.96225071225071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597744360902">
                <text:p>0.9515977443609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5946054750403">
                <text:p>0.975946054750403</text:p>
              </table:table-cell>
              <table:table-cell office:value-type="float" office:value="0.988549618320611">
                <text:p>0.9885496183206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14784871294489">
                <text:p>0.914784871294489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6457199406234">
                <text:p>0.95645719940623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556360708535">
                <text:p>0.97755636070853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963963963964">
                <text:p>0.9596396396396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9772652025163">
                <text:p>0.95977265202516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0566037735849">
                <text:p>0.96056603773584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2924528301887">
                <text:p>0.92292452830188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782780801583">
                <text:p>0.958782780801583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0202165373192">
                <text:p>0.97020216537319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8986486486487">
                <text:p>0.948986486486487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613927291347">
                <text:p>0.917613927291347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20350291909925">
                <text:p>0.920350291909925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25283018867924">
                <text:p>0.92528301886792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28203859475507">
                <text:p>0.92820385947550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08986655546289">
                <text:p>0.908986655546289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005632360471">
                <text:p>0.913005632360471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14486921529175">
                <text:p>0.914486921529175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1022544283414">
                <text:p>0.94102254428341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7995495495495">
                <text:p>0.957995495495495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649350649351">
                <text:p>0.950649350649351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21812596006144">
                <text:p>0.921812596006144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8779939129284">
                <text:p>0.95877993912928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23986486486487">
                <text:p>0.92398648648648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35163551401869">
                <text:p>0.93516355140186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34078099838969">
                <text:p>0.93407809983896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657037103909">
                <text:p>0.886657037103909</text:p>
              </table:table-cell>
              <table:table-cell office:value-type="float" office:value="0.942748091603053">
                <text:p>0.9427480916030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64769915883226">
                <text:p>0.964769915883226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3700753955612">
                <text:p>0.95370075395561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5058997050147">
                <text:p>0.945058997050147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35283018867925">
                <text:p>0.935283018867925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9789741956037">
                <text:p>0.93978974195603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2058371735791">
                <text:p>0.962058371735791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1806036615537">
                <text:p>0.95180603661553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38744588744589">
                <text:p>0.93874458874458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829887218045">
                <text:p>0.95382988721804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87417526252207">
                <text:p>0.88741752625220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99604156358238">
                <text:p>0.89960415635823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2092484273259">
                <text:p>0.92092484273259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5180603661554">
                <text:p>0.935180603661554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16229589312222">
                <text:p>0.91622958931222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5843394273888">
                <text:p>0.94584339427388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0547514159849">
                <text:p>0.9054751415984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18555170707571">
                <text:p>0.91855517070757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35164835164835">
                <text:p>0.935164835164835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46241055663972">
                <text:p>0.94624105566397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2128987517337">
                <text:p>0.9212898751733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34007506255213">
                <text:p>0.93400750625521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65390364493504">
                <text:p>0.96539036449350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45653155186422">
                <text:p>0.945653155186422</text:p>
              </table:table-cell>
              <table:table-cell office:value-type="float" office:value="0.969465648854962">
                <text:p>0.9694656488549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4.118cm" svg:y="0.316cm" chart:style-name="ch2">
          <text:p>Porównanie dokładności - pełne cechy</text:p>
        </chart:title>
        <chart:legend chart:legend-position="end" svg:x="12.482cm" svg:y="3.955cm" style:legend-expansion="high" chart:style-name="ch3"/>
        <chart:plot-area chart:style-name="ch4" table:cell-range-address="Results.A2:Results.A65 Results.D2:Results.E65" chart:data-source-has-labels="both" svg:x="1.33cm" svg:y="1.275cm" svg:width="10.833cm" svg:height="7.551cm">
          <chart:coordinate-region svg:x="2.242cm" svg:y="1.474cm" svg:width="9.921cm" svg:height="6.56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41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D2:Results.D65" loext:label-string="zbalansowana" chart:class="chart:line">
            <chart:data-point chart:repeated="64"/>
          </chart:series>
          <chart:series chart:style-name="ch9" chart:values-cell-range-address="Results.E2:Results.E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550732969244">
                <text:p>0.96550732969244</text:p>
                <draw:g>
                  <svg:desc>Results.D2:Results.D65</svg:desc>
                </draw:g>
              </table:table-cell>
              <table:table-cell office:value-type="float" office:value="0.969465648854962">
                <text:p>0.969465648854962</text:p>
                <draw:g>
                  <svg:desc>Results.E2:Results.E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62057165861514">
                <text:p>0.96205716586151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18714387464387">
                <text:p>0.91871438746438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1205267070192">
                <text:p>0.9512052670701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7262479871175">
                <text:p>0.947262479871175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6338965693804">
                <text:p>0.94633896569380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6694625317294">
                <text:p>0.94669462531729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5817757009346">
                <text:p>0.925817757009346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32923707117256">
                <text:p>0.932923707117256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4084084084084">
                <text:p>0.96408408408408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6363636363636">
                <text:p>0.936363636363636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9874669426239">
                <text:p>0.969874669426239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06093189964158">
                <text:p>0.906093189964158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570872274143">
                <text:p>0.93857087227414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18056713928273">
                <text:p>0.918056713928273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15355569540592">
                <text:p>0.91535556954059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0990990990991">
                <text:p>0.94099099099099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132075471698">
                <text:p>0.96113207547169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2833174046936">
                <text:p>0.962833174046936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957729468599">
                <text:p>0.9495772946859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2106227106227">
                <text:p>0.95210622710622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816430020284">
                <text:p>0.9581643002028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831766452251">
                <text:p>0.93983176645225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2549583213567">
                <text:p>0.972549583213567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9372294372294">
                <text:p>0.969372294372294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0783986655546">
                <text:p>0.940783986655546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843146956952">
                <text:p>0.9684314695695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4459622711644">
                <text:p>0.914459622711644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6234423676012">
                <text:p>0.93623442367601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756046705588">
                <text:p>0.9475604670558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3312693498452">
                <text:p>0.91331269349845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6575952498763">
                <text:p>0.96575952498763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06318681318681">
                <text:p>0.906318681318681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1860465116279">
                <text:p>0.941860465116279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7650665900163">
                <text:p>0.95765066590016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0566037735849">
                <text:p>0.950566037735849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75">
                <text:p>0.975</text:p>
              </table:table-cell>
              <table:table-cell office:value-type="float" office:value="0.992366412213741">
                <text:p>0.9923664122137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4392699811202">
                <text:p>0.94392699811202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42140296979007">
                <text:p>0.94214029697900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36392914653784">
                <text:p>0.93639291465378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5283018867925">
                <text:p>0.94528301886792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00940128649184">
                <text:p>0.900940128649184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2012987012987">
                <text:p>0.962012987012987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8414645479045">
                <text:p>0.958414645479045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74329205366357">
                <text:p>0.97432920536635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6202270381837">
                <text:p>0.966202270381837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01059485707979">
                <text:p>0.901059485707979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5283018867925">
                <text:p>0.95528301886792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0750693481276">
                <text:p>0.90750693481276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41838093828622">
                <text:p>0.94183809382862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3948177426438">
                <text:p>0.933948177426438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52229720788673">
                <text:p>0.9522297207886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37532002048131">
                <text:p>0.93753200204813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1893876033826">
                <text:p>0.921893876033826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41003881917487">
                <text:p>0.941003881917487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31843926998112">
                <text:p>0.931843926998112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0619559651818">
                <text:p>0.93061955965181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35594886922321">
                <text:p>0.93559488692232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67095497278575">
                <text:p>0.96709549727857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580483736447">
                <text:p>0.96580483736447</text:p>
              </table:table-cell>
              <table:table-cell office:value-type="float" office:value="0.973282442748092">
                <text:p>0.9732824427480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Porównanie dokładności - zmniejszane okno</text:p>
        </chart:title>
        <chart:legend chart:legend-position="end" svg:x="12.486cm" svg:y="3.952cm" style:legend-expansion="high" chart:style-name="ch3"/>
        <chart:plot-area chart:style-name="ch4" table:cell-range-address="Results.A2:Results.A65 Results.F2:Results.G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38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F2:Results.F65" loext:label-string="zbalansowana" chart:class="chart:line">
            <chart:data-point chart:repeated="64"/>
          </chart:series>
          <chart:series chart:style-name="ch9" chart:values-cell-range-address="Results.G2:Results.G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2833174046936">
                <text:p>0.962833174046936</text:p>
                <draw:g>
                  <svg:desc>Results.F2:Results.F65</svg:desc>
                </draw:g>
              </table:table-cell>
              <table:table-cell office:value-type="float" office:value="0.984732824427481">
                <text:p>0.984732824427481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5194805194805">
                <text:p>0.95519480519480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11755336094298">
                <text:p>0.91175533609429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4441201000834">
                <text:p>0.95444120100083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663905702453">
                <text:p>0.94663905702453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868778280543">
                <text:p>0.9886877828054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4984423676012">
                <text:p>0.904984423676012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098415346122">
                <text:p>0.96809841534612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238738738739">
                <text:p>0.951238738738739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7237237237237">
                <text:p>0.93723723723723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8008658008658">
                <text:p>0.95800865800865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974025974026">
                <text:p>0.95974025974026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30377492877493">
                <text:p>0.93037749287749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46728151075977">
                <text:p>0.94672815107597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0152979066023">
                <text:p>0.93015297906602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3208534621578">
                <text:p>0.92320853462157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6987781954887">
                <text:p>0.966987781954887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0446859903382">
                <text:p>0.96044685990338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34499503366074">
                <text:p>0.93449950336607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5099166427134">
                <text:p>0.945099166427134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4654377880184">
                <text:p>0.974654377880184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8243243243243">
                <text:p>0.96824324324324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169616519174">
                <text:p>0.9516961651917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836149513569">
                <text:p>0.93983614951356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5849056603774">
                <text:p>0.95584905660377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18555170707571">
                <text:p>0.91855517070757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3986486486486">
                <text:p>0.973986486486486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4458874458875">
                <text:p>0.97445887445887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42924528301887">
                <text:p>0.942924528301887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1697797602453">
                <text:p>0.93169779760245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1730670762929">
                <text:p>0.94173067076292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1187600644122">
                <text:p>0.95118760064412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9181757209926">
                <text:p>0.919181757209926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">
                <text:p>0.95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547363031234">
                <text:p>0.97547363031234</text:p>
              </table:table-cell>
              <table:table-cell office:value-type="float" office:value="0.988549618320611">
                <text:p>0.9885496183206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9296309072094">
                <text:p>0.959296309072094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1866096866097">
                <text:p>0.97186609686609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26867887184562">
                <text:p>0.92686788718456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4812004139358">
                <text:p>0.954812004139358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2102416951771">
                <text:p>0.95210241695177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0021367521367">
                <text:p>0.930021367521367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8045977011494">
                <text:p>0.95804597701149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78755104293124">
                <text:p>0.978755104293124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39907295000552">
                <text:p>0.939907295000552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75564641744548">
                <text:p>0.975564641744548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9001610305958">
                <text:p>0.969001610305958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39789741956037">
                <text:p>0.93978974195603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2833174046936">
                <text:p>0.962833174046936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10242454230579">
                <text:p>0.91024245423057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25765765765766">
                <text:p>0.925765765765766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61486486486487">
                <text:p>0.961486486486487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16353383458647">
                <text:p>0.91635338345864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68098415346122">
                <text:p>0.96809841534612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49794002107885">
                <text:p>0.949794002107885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2968839829826">
                <text:p>0.942968839829826</text:p>
              </table:table-cell>
              <table:table-cell office:value-type="float" office:value="0.938931297709924">
                <text:p>0.9389312977099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0446859903382">
                <text:p>0.96044685990338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9344598054276">
                <text:p>0.959344598054276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42904135338346">
                <text:p>0.942904135338346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6421754628033">
                <text:p>0.95642175462803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6559982341905">
                <text:p>0.96655998234190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0495495495495">
                <text:p>0.970495495495495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1217105263158">
                <text:p>0.971217105263158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7641509433962">
                <text:p>0.927641509433962</text:p>
              </table:table-cell>
              <table:table-cell office:value-type="float" office:value="0.969465648854962">
                <text:p>0.969465648854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